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245f05" officeooo:paragraph-rsid="00245f05" style:font-weight-asian="bold" style:font-weight-complex="bold"/>
    </style:style>
    <style:style style:name="P3" style:family="paragraph" style:parent-style-name="Standard">
      <style:text-properties officeooo:paragraph-rsid="001e4cd2"/>
    </style:style>
    <style:style style:name="P4" style:family="paragraph" style:parent-style-name="Standard">
      <style:text-properties fo:color="#3333ff" fo:font-weight="bold" officeooo:rsid="001c5ea1" officeooo:paragraph-rsid="001c5ea1" style:font-weight-asian="bold" style:font-weight-complex="bold"/>
    </style:style>
    <style:style style:name="P5" style:family="paragraph" style:parent-style-name="Standard">
      <style:text-properties fo:color="#cccccc" style:font-name="Arial" fo:font-size="10pt" fo:font-style="italic" style:font-size-asian="10pt" style:font-style-asian="italic" style:font-size-complex="10pt" style:font-style-complex="italic"/>
    </style:style>
    <style:style style:name="P6" style:family="paragraph" style:parent-style-name="Standard">
      <style:text-properties fo:font-size="10pt" style:font-size-asian="10pt" style:font-size-complex="10pt"/>
    </style:style>
    <style:style style:name="P7" style:family="paragraph" style:parent-style-name="Standard">
      <style:text-properties officeooo:rsid="00245f05" officeooo:paragraph-rsid="00245f05"/>
    </style:style>
    <style:style style:name="P8" style:family="paragraph" style:parent-style-name="Standard">
      <style:text-properties fo:color="#3333ff" fo:font-weight="bold" officeooo:rsid="001c5ea1" officeooo:paragraph-rsid="001c5ea1" style:font-weight-asian="bold" style:font-weight-complex="bold"/>
    </style:style>
    <style:style style:name="P9" style:family="paragraph" style:parent-style-name="Standard">
      <style:text-properties fo:color="#3333ff" fo:font-weight="bold" officeooo:rsid="0025093f" officeooo:paragraph-rsid="0025093f" style:font-weight-asian="bold" style:font-weight-complex="bold"/>
    </style:style>
    <style:style style:name="T1" style:family="text">
      <style:text-properties officeooo:rsid="001aaf2a"/>
    </style:style>
    <style:style style:name="T2" style:family="text">
      <style:text-properties officeooo:rsid="001c5ea1"/>
    </style:style>
    <style:style style:name="T3" style:family="text">
      <style:text-properties style:text-underline-style="solid" style:text-underline-width="auto" style:text-underline-color="font-color" officeooo:rsid="001aaf2a"/>
    </style:style>
    <style:style style:name="T4" style:family="text">
      <style:text-properties fo:color="#cccccc" fo:font-style="italic" style:font-style-asian="italic" style:font-style-complex="italic"/>
    </style:style>
    <style:style style:name="T5" style:family="text">
      <style:text-properties fo:color="#cccccc" fo:font-style="italic" officeooo:rsid="0021f967" style:font-style-asian="italic" style:font-style-complex="italic"/>
    </style:style>
    <style:style style:name="T6" style:family="text">
      <style:text-properties fo:color="#cccccc" fo:font-style="italic" fo:font-weight="bold" officeooo:rsid="0021f967" style:font-style-asian="italic" style:font-weight-asian="bold" style:font-style-complex="italic" style:font-weight-complex="bold"/>
    </style:style>
    <style:style style:name="T7" style:family="text">
      <style:text-properties fo:color="#cccccc" style:font-name="Arial" fo:font-style="italic" style:font-style-asian="italic" style:font-style-complex="italic"/>
    </style:style>
    <style:style style:name="T8" style:family="text">
      <style:text-properties fo:color="#cccccc" style:font-name="Arial" fo:font-size="10pt" fo:font-style="italic" style:font-size-asian="10pt" style:font-style-asian="italic" style:font-size-complex="10pt" style:font-style-complex="italic"/>
    </style:style>
    <style:style style:name="T9" style:family="text">
      <style:text-properties officeooo:rsid="002378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Relación de ficheros que componen el servicio.</text:p>
      <text:p text:style-name="P9"/>
      <text:p text:style-name="P9"/>
      <text:p text:style-name="P9">1. Ejecutar script creación tablas (crear_openevse_BD.sh)</text:p>
      <text:p text:style-name="P9">2. Copiar los archivos en la rpi</text:p>
      <text:p text:style-name="P9">3. Adaptar vuestra gráfica elige para poder visualizar los datos de las tablas.</text:p>
      <text:p text:style-name="P9"/>
      <text:p text:style-name="P4"/>
      <text:p text:style-name="P4">home/pi</text:p>
      <text:p text:style-name="Standard"/>
      <text:p text:style-name="Standard"/>
      <text:p text:style-name="P2">crear_openevse_BD.sh </text:p>
      <text:p text:style-name="P7"><text:tab/>Script para crear las tablas necesarias para guardar datos del servicio openevse.</text:p>
      <text:p text:style-name="P7"/>
      <text:p text:style-name="P1">openevse_mqtt.py</text:p>
      <text:p text:style-name="Standard"><text:tab/><text:span text:style-name="T3">Servicio</text:span><text:span text:style-name="T1"> que se encarga de evaluar si puede subir o bajar la carga del cargador. Se subscribe a ibat y habla con el cargador.</text:span></text:p>
      <text:p text:style-name="Standard"/>
      <text:p text:style-name="Standard"><text:tab/><text:span text:style-name="T4">/</text:span><text:span text:style-name="T5">etc/systemd/system/</text:span><text:span text:style-name="T6">openevse.service</text:span></text:p>
      <text:p text:style-name="Standard"/>
      <text:p text:style-name="P1">openevse_partial_kWh.py</text:p>
      <text:p text:style-name="Standard"><text:tab/><text:span text:style-name="T1">Se ejecuta cada 5 minutos para contabilizar la lectura del cargador openevse. Importante en el caso de cargar durante varias veces al día para no perder el consumo total, ya que en cada sesión el cargador pone a cero el contador.</text:span></text:p>
      <text:p text:style-name="Standard"/>
      <text:p text:style-name="Standard"><text:tab/><text:span text:style-name="T8">*/5 * <text:s text:c="4"/>* * * <text:s text:c="2"/>root <text:s text:c="3"/>python /home/pi/openevse_partial_kWh.py &gt;/dev/null 2&gt;&amp;1</text:span></text:p>
      <text:p text:style-name="Standard"/>
      <text:p text:style-name="P1">openevse_k<text:span text:style-name="T1">W</text:span>h_diario.py</text:p>
      <text:p text:style-name="Standard"><text:tab/><text:span text:style-name="T1">Se ejecuta 2 veces cada hora para mantener actualizado la tabla de consumo para visualizar en las gráficas de PVControl+.</text:span></text:p>
      <text:p text:style-name="Standard"/>
      <text:p text:style-name="P5"><text:tab/>27 * <text:s text:c="3"/>* * * <text:s text:c="2"/>root <text:s text:c="3"/>python /home/pi/openevse_kWh_diario.py &gt;/dev/null 2&gt;&amp;1</text:p>
      <text:p text:style-name="P5"><text:tab/>57 * <text:s text:c="3"/>* * * <text:s text:c="2"/>root <text:s text:c="3"/>python /home/pi/openevse_kWh_diario.py &gt;/dev/null 2&gt;&amp;1</text:p>
      <text:p text:style-name="Standard"/>
      <text:p text:style-name="P1">openevse_reset.py</text:p>
      <text:p text:style-name="Standard"><text:tab/><text:span text:style-name="T1">Pone a cero el contador de energía en el cargador openevse. Se ejecuta en el crontab a medianoche.</text:span></text:p>
      <text:p text:style-name="Standard"/>
      <text:p text:style-name="P6"><text:tab/><text:span text:style-name="T7">59 23 <text:s text:c="3"/>* * * <text:s text:c="2"/>root <text:s text:c="3"/>python /home/pi/openevse_reset.py</text:span></text:p>
      <text:p text:style-name="Standard"/>
      <text:p text:style-name="P4">var/www/html</text:p>
      <text:p text:style-name="P1">grafica_elige.php </text:p>
      <text:p text:style-name="Standard"><text:tab/><text:span text:style-name="T2">Se ha añadido la gráfica asociada a openevse </text:span><text:span text:style-name="T9">para seleccionar desde el menú «EXTRA»</text:span></text:p>
      <text:p text:style-name="Standard"/>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0T22:19:09.170053816</meta:creation-date>
    <meta:editing-duration>PT4H7M48S</meta:editing-duration>
    <meta:editing-cycles>9</meta:editing-cycles>
    <meta:generator>LibreOffice/6.4.7.2$Linux_X86_64 LibreOffice_project/40$Build-2</meta:generator>
    <dc:date>2021-07-07T11:14:28.225055031</dc:date>
    <meta:document-statistic meta:table-count="0" meta:image-count="0" meta:object-count="0" meta:page-count="1" meta:paragraph-count="23" meta:word-count="210" meta:character-count="1432" meta:non-whitespace-character-count="1199"/>
  </office:meta>
</office:document-meta>
</file>